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DB00001021BF06239A.svm"/>
  <manifest:file-entry manifest:media-type="" manifest:full-path="Pictures/2000000700005F4C000008FF3CDD84D4.svm"/>
  <manifest:file-entry manifest:media-type="" manifest:full-path="Pictures/20000007000043E80000432F9A492A5C.svm"/>
  <manifest:file-entry manifest:media-type="" manifest:full-path="Pictures/2000000700006427000043E8DDC1C01B.svm"/>
  <manifest:file-entry manifest:media-type="" manifest:full-path="Pictures/2000000700005FD00000098358E1C208.svm"/>
  <manifest:file-entry manifest:media-type="" manifest:full-path="Pictures/2000000700005FD00000096962027DD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833cm" style:rel-column-width="10921*"/>
    </style:style>
    <style:style style:name="Tableau1.B" style:family="table-column">
      <style:table-column-properties style:column-width="2.247cm" style:rel-column-width="8663*"/>
    </style:style>
    <style:style style:name="Tableau1.C" style:family="table-column">
      <style:table-column-properties style:column-width="3.418cm" style:rel-column-width="13179*"/>
    </style:style>
    <style:style style:name="Tableau1.D" style:family="table-column">
      <style:table-column-properties style:column-width="2.402cm" style:rel-column-width="9262*"/>
    </style:style>
    <style:style style:name="Tableau1.E" style:family="table-column">
      <style:table-column-properties style:column-width="3.572cm" style:rel-column-width="13770*"/>
    </style:style>
    <style:style style:name="Tableau1.F" style:family="table-column">
      <style:table-column-properties style:column-width="2.526cm" style:rel-column-width="9740*"/>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2" style:family="table-row">
      <style:table-row-properties style:min-row-height="1.993cm"/>
    </style:style>
    <style:style style:name="Tableau1.A2" style:family="table-cell">
      <style:table-cell-properties style:vertical-align="middle" fo:padding="0.097cm" fo:border-left="0.002cm solid #000000" fo:border-right="none" fo:border-top="none" fo:border-bottom="0.002cm solid #000000"/>
    </style:style>
    <style:style style:name="Tableau1.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Footnote">
      <style:paragraph-properties fo:margin-left="0cm" fo:margin-right="0cm" fo:text-indent="0cm" style:auto-text-indent="false"/>
    </style:style>
    <style:style style:name="P9" style:family="paragraph" style:parent-style-name="Table_20_Contents">
      <style:paragraph-properties fo:text-align="center" style:justify-single-word="false"/>
      <style:text-properties style:font-name="Courier New" fo:font-size="12pt" style:font-size-asian="12pt" style:font-size-complex="12pt"/>
    </style:style>
    <style:style style:name="P10" style:family="paragraph" style:parent-style-name="Standard" style:list-style-name="L1">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1"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variant="normal" fo:text-transform="none" fo:font-size="12pt" fo:font-style="normal" fo:font-weight="normal" style:font-size-asian="12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NA DAY 6</text:p>
      <text:p text:style-name="P1">DHCP – TCP transmissions</text:p>
      <text:p text:style-name="P1"/>
      <text:p text:style-name="P3"/>
      <text:p text:style-name="P2">DHCP (Dynamic Host Configuration Protocol)</text:p>
      <text:p text:style-name="P2"/>
      <text:p text:style-name="P4">Le protocole DHCP est un protocole qui va nous permettre de configurer les adresses IP de nos hôtes de manière dynamique. Lorsqu'on ne change pas manuellement la configuration IP des hôtes, ceux-ci vont chercher un serveur DHCP configuré dans le même subnet, et lui envoyer différentes requêtes afin que ce serveur leur assigne une adresse IP.</text:p>
      <text:p text:style-name="P4"/>
      <text:p text:style-name="P4">&gt; Le premier message qui sera envoyé par l'hôte sera un message <text:span text:style-name="T1">DNS Discovery</text:span>. Il s'agit d'un message broadcast, envoyé à tous les appareils du réseau. L'hôte fait savoir qu'il recherche un serveur DHCP car il a besoin de se voir assigner une adresse IP. </text:p>
      <text:p text:style-name="P4"/>
      <text:p text:style-name="P4">&gt; Les autres appareils du réseau vont drop ce packet, mais le serveur DHCP répondra avec un message <text:span text:style-name="T1">DHCP Offer</text:span>. Par ce message, le serveur DHCP communique au client sa propre adresse IP (<text:span text:style-name="T2">je suis 192.168.1.1</text:span><text:span text:style-name="T4">) et lui propose de prendre une certaine adresse IP (</text:span><text:span text:style-name="T2">prends 192.168.1.10</text:span><text:span text:style-name="T4">), qu'il met en réserve pour cet hôte.</text:span></text:p>
      <text:p text:style-name="P5">Attention, si plusieurs serveurs DHCP sont configurés sur le même réseau, l'autre serveur DHCP va également répondre au broadcast par un message DHCP Offer, en communiquant à l'hôte sa propre adresse IP, et en lui proposant une autre adresse IP.</text:p>
      <text:p text:style-name="P5"/>
      <text:p text:style-name="P4"><text:span text:style-name="T4">&gt; L'hôte reçoit une ou plusieurs DHCP Offer, et répond par une </text:span><text:span text:style-name="T5">DHCP Request</text:span><text:span text:style-name="T4">. Par ce message, il tranche et affirme : "</text:span><text:span text:style-name="T2">je vais prendre l'adresse 192.168.1.10 du serveur 192.168.1.1</text:span><text:span text:style-name="T4">".</text:span></text:p>
      <text:p text:style-name="P5"/>
      <text:p text:style-name="P4"><text:span text:style-name="T4">&gt; Recevant ce message, les serveurs DHCP répondent à l'hôte avec un message </text:span><text:span text:style-name="T5">DHCP Ack</text:span><text:span text:style-name="T4">. Dans ce message, le serveur DHCP dont l'adresse IP a été acceptée se contente de confirmer à l'hôte qu'il a bien pris en compte sa décision (</text:span><text:span text:style-name="T6">ack</text:span><text:span text:style-name="T4">nowledgement) ; les éventuels serveurs DHCP qui ont proposé des adresses IP à l'hôte mais que l'hôte n'a pas choisi confirment également à l'hôte la prise en compte de sa décision tout en remettant dans la pool des adresses IP disponibles l'adresse IP que l'hôte n'a pas choisi.</text:span></text:p>
      <text:p text:style-name="P5"/>
      <text:p text:style-name="P5"/>
      <text:p text:style-name="P5">Deux autres messages DHCP existent : DHCP Information, envoyé en réponse au message DHCP Offer si le client a besoin de plus d'information avant de pouvoir accepter l'adresse IP qui lui est offerte, et DHCP Release, dans le cas où le client souhaite relâcher son adresse IP dont il n'a plus besoin (la plupart du temps, le client se déconnecte ou éteint son ordinateur avant que ce paquet n'ait le temps d'être envoyé, c'est pourquoi DHCP Release n'est pas un message obligatoire).</text:p>
      <text:p text:style-name="P5"/>
      <text:p text:style-name="P5">Bien sûr, quand on configure un serveur DHCP en tant qu'administrateur réseau, on indique la pool d'adresses IP que le serveur DHCP pourra proposer, et il faut que ces adresses IP soient dans le même subnet (exemple : 192.168.1.1 /24 – 192.168.1.254 /24).</text:p>
      <text:p text:style-name="P5"/>
      <text:p text:style-name="P5">NOTE : DHCP permet à chaque appareil à qui on fournit une adresse IP dynamiquement quelle est l'adresse du gateway de son réseau.</text:p>
      <text:p text:style-name="P5"/>
      <text:p text:style-name="P5">NOTE :</text:p>
      <text:p text:style-name="P13"><text:span text:style-name="T9">Usually your ISP would be running a DHCP server that gives you public addresses, and your router would be running a DHCP server that gives you private addresses (and route all traffic through the IP it got from the ISP's DHCP server).</text:span><text:span text:style-name="T10"> </text:span></text:p>
      <text:p text:style-name="P5"/>
      <text:p text:style-name="P6"><text:soft-page-break/>TCP transmissions</text:p>
      <text:p text:style-name="P5"/>
      <text:p text:style-name="P2"><text:span text:style-name="T7">Transmettre des données via UDP, c'est un peu comme envoyer un balle, sans se préoccuper de savoir si la personne à qui on l'envoie est prête pour l'attraper (</text:span><text:span text:style-name="T3">connectionless protocol</text:span><text:span text:style-name="T7">), alors que pour transmettre des données via TCP, on doit d'abord établir une connection (un peu comme demander à la personne à qui on envoie la balle s'il est prêt à attraper, et seulement lorsqu'il nous l'a confirmé on envoie la balle).</text:span></text:p>
      <text:p text:style-name="P5"/>
      <text:p text:style-name="P2"><text:span text:style-name="T7">Bref, TCP commence par construire une connection (on prévient, le destinataire nous répond qu'il est prêt), et </text:span><text:span text:style-name="T8">ensuite</text:span><text:span text:style-name="T7"> seulement on commence véritablement la transmission de données.</text:span></text:p>
      <text:p text:style-name="P5"/>
      <text:p text:style-name="P2"><text:span text:style-name="T7">La connection entre l'appareil qui envoie et l'appareil destinataire est construite par un </text:span><text:span text:style-name="T8">3-Way-Handshake </text:span><text:span text:style-name="T7">:</text:span></text:p>
      <text:list xml:id="list3059959978866997133" text:style-name="L1">
        <text:list-item>
          <text:p text:style-name="P10"><text:span text:style-name="T7">Le 3-Way-Handshake est initié par l'appareil qui envoie les données (appareil A). Celui-ci crée un </text:span><text:span text:style-name="T8">paquet SYN</text:span><text:span text:style-name="T7">, et l'envoie à l'appareil destinataire (appareil B).</text:span></text:p>
        </text:list-item>
        <text:list-item>
          <text:p text:style-name="P10"><text:span text:style-name="T7">L'appareil B reçoit le paquet SYN, et sait que l'appareil A tente de communiquer avec lui. Il faut maintenant que l'appareil B indique à l'appareil B qu'il est prêt à communiquer : pour cela, il renvoie à l'appareil A un </text:span><text:span text:style-name="T8">paquet SYN/ACK</text:span><text:span text:style-name="T7">, qui n'est rien d'autre qu'un </text:span><text:span text:style-name="T4">ack</text:span><text:span text:style-name="T7">nowledgment que l'appareil B a bien reçu le SYN de l'appareil A (ACK), ainsi qu'un SYN paquet indiquant qu'il est lui aussi prêt à communiquer (SYN).</text:span></text:p>
        </text:list-item>
        <text:list-item>
          <text:p text:style-name="P10"><text:span text:style-name="T7">L'appareil A reçoit le paquet SYN/ACK, et envoie un </text:span><text:span text:style-name="T8">paquet ACK </text:span><text:span text:style-name="T7">à l'appareil B, pour confirmer qu'il a bien reçu son SYN/ACK.</text:span></text:p>
        </text:list-item>
      </text:list>
      <text:p text:style-name="P5"/>
      <text:p text:style-name="P5">Suite à cette 3-Way-Handshake, l'appareil A comme l'appareil B ont tout deux reçu un paquet SYN, et la confirmation de sa réception par l'autre appareil (l'appareil B en deux paquets, d'abord un SYN puis un ACK, l'appareil A en un seul paquet SYN/ACK). Ils sont donc prêts à discuter et à envoyer des données (dans les paquets SYN et ACK, il n'y a en général aucunes données à proprement parler, seulement des bits dans le header des paquets).</text:p>
      <text:p text:style-name="P5"/>
      <text:p text:style-name="P2"><text:span text:style-name="T7">Maintenant, les deux appareils sont prêts à s'envoyer des données par le biais de paquet. Pour chaque paquet que le sender va envoyer, le receiver va devoir renvoyer un paquet ACK, pour confirmer qu'il a bien reçu les données envoyées (en même temps, il va incrémenter le </text:span><text:span text:style-name="T3">acknowledgment number</text:span><text:span text:style-name="T7"> du header du nombre de données reçues, pour garder le compte des données, éventuellement découvrir les duplicates etc...).</text:span></text:p>
      <text:p text:style-name="P5"/>
      <text:p text:style-name="P5"/>
      <text:p text:style-name="P2"><text:span text:style-name="T7">Mais imaginons maintenant les transferts de fichiers importants. Le fait d'envoyer un paquet, puis d'attendre l'ACK du destinataire, et de répéter le processus un nombre extrêmement important de fois, rendrait toute transmission d'un nombre important de données extrêmement laborieuse et lente. C'est pourquoi TCP fonctionne en faisant appel à ce qu'on nomme le </text:span><text:span text:style-name="T8">windowing</text:span><text:span text:style-name="T7">.</text:span></text:p>
      <text:p text:style-name="P5"/>
      <text:p text:style-name="P5">Le sender va commencer par envoyer 1 paquet au destinataire, et attends le paquet ACK qui va confirmer la réception. Le sender reçoit l'ACK, qui lui informe que le destinataire attends le paquet n°2. Le sender se dit que le destinataire est tout à fait capable de recevoir 1 paquet à la fois. Il tentera de lui en envoyer 10. Il reçoit l'ACK pour les 10 paquets, le destinataire attends le 11ème. Il tente ensuite de lui en envoyer 100. Puis 1000. Et ainsi de suite.</text:p>
      <text:p text:style-name="P5"/>
      <text:p text:style-name="P5">Au bout d'un moment, on atteindra la taille limite du buffer du destinataire. Disons qu'on essaie d'envoyer au destinataire 10 000 paquets à la fois, mais que dans son ACK, le destinataire informe le sender qu'il attend le n + 9001ème paquet (n étant le nombre de paquets déjà reçus). Le sender réalise que le destinataire ne peut recevoir qu'au maximum 9000 paquets par 9000 paquets, il se calquera sur cette quantité.</text:p>
      <text:p text:style-name="P5"><text:soft-page-break/></text:p>
      <text:p text:style-name="P5">NOTE : c'est pour ça parfois qu'on voit, au début du téléchargement d'un fichier, 2 mois, puis que ça descends progressivement et qu'ensuite ça se stabilise.</text:p>
      <text:p text:style-name="P5"/>
      <text:p text:style-name="P5"/>
      <text:p text:style-name="P5"/>
      <text:p text:style-name="P5"/>
      <text:p text:style-name="P6">Port numbers and common port numbers</text:p>
      <text:p text:style-name="P5"/>
      <text:p text:style-name="P5">Rappelons-nous que les numéros de port sont intégrés dans les paquets faisant transiter les données dans la layer 4 (transport). On y intègre le port source, et le port de destination. Le port de destination sert simplement à savoir, lorsqu'on a atteint l'appareil de destination, à quelle application utilisant le réseau on va devoir transmettre ces données. Le port source sert, lorsque l'appareil destinataire répond, à savoir à quelle application on va devoir envoyer notre réponse dans l'appareil source.</text:p>
      <text:p text:style-name="P5"/>
      <text:p text:style-name="P4"><text:span text:style-name="T4">Les ports 1 – 1024 sont appelés les </text:span><text:span text:style-name="T5">well-known ports</text:span><text:span text:style-name="T4">.</text:span></text:p>
      <text:p text:style-name="P5"/>
      <text:p text:style-name="P5"/>
      <text:p text:style-name="P7">DATA FLOW OVER NETWORK</text:p>
      <text:p text:style-name="P7">Adding TCP and ports</text:p>
      <text:p text:style-name="P7"/>
      <text:p text:style-name="P5">Dans le fichier précédent (CCNA_Day4), on a décrit le flux de données au sein d'un réseau, et entre réseaux. Reprenons le flux des données, en ajoutant ce qu'on vient d'apprendre sur le protocole TCP, et en ajoutant le mécanisme des ports. Reprenons le schéma de la dernière fois :</text:p>
      <text:p text:style-name="P5"/>
      <text:p text:style-name="P5"><draw:frame draw:style-name="fr1" draw:name="images1" text:anchor-type="paragraph" svg:width="16.999cm" svg:height="11.525cm" draw:z-index="0"><draw:image xlink:href="Pictures/2000000700006427000043E8DDC1C01B.svm" xlink:type="simple" xlink:show="embed" xlink:actuate="onLoad"/></draw:frame></text:p>
      <text:p text:style-name="P5"/>
      <text:p text:style-name="P5"/>
      <text:p text:style-name="P5"><text:soft-page-break/></text:p>
      <text:p text:style-name="P5">Et imaginons que l'ordinateur 10.1.1.10 /24 veuille envoyer des données à l'ordinateur 30.1.1.10, appartenant à un autre réseau. L'application de l'ordinateur 10.1.1.10 /24 veut établir une connection avec l'application FTP de l'ordinateur distant, qui a donc pour numéro de port 21. Il doit donc dans un premier temps envoyer un simple paquet SYN. Le paquet final construit par l'ordinateur source ressemblera à cela :</text:p>
      <text:p text:style-name="P5"/>
      <text:p text:style-name="P5"/>
      <text:p text:style-name="P5"><draw:frame draw:style-name="fr2" draw:name="images2" text:anchor-type="paragraph" svg:width="16.999cm" svg:height="1.603cm" draw:z-index="1"><draw:image xlink:href="Pictures/2000000700005F4C000008FF3CDD84D4.svm" xlink:type="simple" xlink:show="embed" xlink:actuate="onLoad"/></draw:frame></text:p>
      <text:p text:style-name="P5"/>
      <text:p text:style-name="P4">Détaillons ces champs, dans l'ordre de leur construction.</text:p>
      <text:p text:style-name="P4"/>
      <text:list xml:id="list6615672324401634039" text:style-name="L2">
        <text:list-item>
          <text:p text:style-name="P11">Premièrement, le bit SYN sera égal à 1 : l'application de l'ordinateur source veut établir une connection TCP, il faut donc envoyer un paquet SYN.</text:p>
        </text:list-item>
        <text:list-item>
          <text:p text:style-name="P11">Ensuite, les ports source et destination sont ajoutés. Le port destination est le port 21, car on veut parler à l'application FTP de l'ordinateur distant. Le port source est généré de manière aléatoire par le système d'exploitation (en général dans les ports élevés pour ne pas gêner les well-known ports), afin que la réponse soit bien dirigée vers l'application ayant fait la demande.</text:p>
        </text:list-item>
        <text:list-item>
          <text:p text:style-name="P11">Ensuite, l'adresse IP source et l'adresse IP de destination sont ajoutées, en layer 3.</text:p>
        </text:list-item>
        <text:list-item>
          <text:p text:style-name="P11">Après avoir examiné les adresses IP, l'ordinateur source sait qu'il faut qu'il envoie les données à un ordinateur qui ne fait pas partie de son réseau. Il inscrit donc l'adresse MAC source (la sienne), et en adresse MAC de destination (éventuellement obtenue après une requête ARP), celle du gateway, par lequel les données vont devoir transiter.</text:p>
        </text:list-item>
        <text:list-item>
          <text:p text:style-name="P11">Mais la layer 2 fait également autre chose, pour s'assurer qu'aucune erreur n'a été rencontrée pendant les transmissions, la Frame Check Sequence (FCS/CRC). Ce qui se passe c'est qu'on prend toute la frame (de SYN à la dernière MAC address), on la fait passer au travers d'un algorythme de hashing, et on ajoute ce hash au début de la frame.</text:p>
        </text:list-item>
      </text:list>
      <text:p text:style-name="P4"/>
      <text:p text:style-name="P4">BREF, notre frame ainsi construite transite jusqu'au routeur. La première chose que va faire le routeur, c'est faire passer la frame qu'il a reçu par le même algorithme de hashing que l'ordinateur source, puis comparer le hash généré avec celui qui se trouve juste au début de la frame. Si les deux concordent, les données ne sont pas corrompues<text:note text:id="ftn1" text:note-class="footnote"><text:note-citation>1</text:note-citation><text:note-body><text:p text:style-name="P8"><text:s/>: Quand est-ce qu'une telle situation peut arriver ? Les données ne sont que des 0 et des 1. Si le courant est "On", c'est un 1. S'il est "Off", c'est un 0. En cas de current leakage, ou de malfonction électrique, les 1 peuvent devenir des 0, ou les 0 des 1. C'est peu fréquent mais ça peut arriver.</text:p></text:note-body></text:note>.</text:p>
      <text:p text:style-name="P4"/>
      <text:p text:style-name="P4">Ensuite, on part sur le job classique du routeur. Il désempile les MAC address de la frame (layer 2) pour examiner les adresses IP. Il se rend compte que l'adresse IP de destination 30.1.1.10 n'est pas dans un réseau auquel il est directement rattaché.</text:p>
      <text:p text:style-name="P4"><draw:frame draw:style-name="fr3" draw:name="images3" text:anchor-type="paragraph" svg:x="0cm" svg:y="0.46cm" svg:width="16.999cm" svg:height="3.12cm" draw:z-index="2"><draw:image xlink:href="Pictures/20000007000057DB00001021BF06239A.svm" xlink:type="simple" xlink:show="embed" xlink:actuate="onLoad"/></draw:frame></text:p>
      <text:p text:style-name="P4"><text:soft-page-break/></text:p>
      <text:p text:style-name="P4">Grâce à sa routing table, qui contiendra une entrée pour le <text:span text:style-name="T1">network ID</text:span> 30.1.1.0 /24 auquel appartient l'IP 30.1.1.10 /24, il sait qu'il doit envoyer le paquet qu'il vient de recevoir au routeur 20.1.1.2, qui est directement rattaché au network 30.1.1.0.</text:p>
      <text:p text:style-name="P4"/>
      <text:p text:style-name="P4">Puisqu'il doit l'envoyer au routeur 20.1.1.2, il rajoute à la frame sa MAC address source, et la MAC address destination (celle du routeur 20.1.1.2, soit il l'a enregistrée, soit il émet une requête ARP). Il passe sa frame à l'algorythme de hash, toujours pour vérifier l'intégrité des données.</text:p>
      <text:p text:style-name="P4"/>
      <text:p text:style-name="P4"><draw:frame draw:style-name="fr2" draw:name="images4" text:anchor-type="paragraph" svg:width="16.999cm" svg:height="1.686cm" draw:z-index="3"><draw:image xlink:href="Pictures/2000000700005FD00000098358E1C208.svm" xlink:type="simple" xlink:show="embed" xlink:actuate="onLoad"/></draw:frame></text:p>
      <text:p text:style-name="P4"/>
      <text:p text:style-name="P4">Le routeur de destination reçoit donc cette frame. Il en vérifie l'intégrité grâce au FCS/CRC, puis retire les MAC address. Il s'aperçoit que l'adresse IP de destination appartient à un réseau auquel il est directement rattaché. Il ajoute la MAC address de destination, hash la frame, puis envoie ce paquet :</text:p>
      <text:p text:style-name="P4"/>
      <text:p text:style-name="P4"><draw:frame draw:style-name="fr2" draw:name="images5" text:anchor-type="paragraph" svg:width="16.999cm" svg:height="1.669cm" draw:z-index="4"><draw:image xlink:href="Pictures/2000000700005FD00000096962027DD5.svm" xlink:type="simple" xlink:show="embed" xlink:actuate="onLoad"/></draw:frame></text:p>
      <text:p text:style-name="P4">L'ordinateur de destination 30.1.1.10 reçoit bien le paquet après avoir à son tour vérifié l'intégrité des données grâce au hash. Il retire les MAC addresses, puis lit les adresses IP, et s'aperçoit que c'est lui l'ordinateur de destination. Il passe les adresses IP, pour lire le port de destination, le port 21 : il envoie donc le paquet à son serveur FTP. Ensuite, il s'aperçoit que le bit SYN est activé : l'ordinateur ayant envoyé le paquet tente d'établir une connection TCP avec lui.</text:p>
      <text:p text:style-name="P4"/>
      <text:p text:style-name="P4">30.1.1.10 va donc à son tour construire un paquet SYN/ACK en utilisant comme port de destination le port source qu'elle a reçu dans le paquet SYN (25113), et comme IP de destination l'IP source qu'elle a reçu dans le paquet SYN (10.1.1.10). Le paquet va suivre le même processus qu'on a décrit, cette fois de 30.1.1.10 à 10.1.1.1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WHAT ABOUT INTERNET ?</text:p>
      <text:p text:style-name="P3"/>
      <text:p text:style-name="P3"/>
      <text:p text:style-name="P4"/>
      <text:p text:style-name="P4"><draw:frame draw:style-name="fr1" draw:name="images6" text:anchor-type="paragraph" svg:width="16.999cm" svg:height="16.819cm" draw:z-index="5"><draw:image xlink:href="Pictures/20000007000043E80000432F9A492A5C.svm" xlink:type="simple" xlink:show="embed" xlink:actuate="onLoad"/></draw:frame></text:p>
      <text:p text:style-name="P4">On a ajouté des <text:span text:style-name="T1">interfaces </text:span>au routeur (F0/0 – F0/1 – F0/2 – F0/3), qui représentent simplement l'ensemble des ports connectés à un même réseau. Ainsi, l'interface F0/0 est connecté au réseau 10.1.1.0, l'interface F0/1 au réseau 20.1.1.0, et l'interface F0/2 est connectée à internet.</text:p>
      <text:p text:style-name="P4"/>
      <text:p text:style-name="P4">Que se passera-t-il si l'ordinateur 10.1.1.10 du réseau local souhaite communiquer avec le serveur web 72.14.204.147 par le biais d'internet ? Comme d'habitude, en construisant le paquet, l'ordinateur 10.1.1.10 s'apercevra que la destination n'est pas dans son réseau local, et l'enverra donc au routeur.</text:p>
      <text:p text:style-name="P4"/>
      <text:p text:style-name="P4">Le routeur s'apercevra qu'il va devoir passer par Internet pour transmettre le paquet, et utilisera donc le protocol NAPT (IP Masquerading). Le routeur enregistre l'adresse IP privée de laquelle provient le paquet (10.1.1.10), et le port source associé au paquet (37641). Une fois ces informations enregistrées dans sa connection table, il va <text:span text:style-name="T1">remplacer </text:span>l'adresse IP source par la sienne <text:soft-page-break/>(91.175.15.16), et le port source par un autre port aléatoire, avant de transmettre le paquet au serveur web. De manière simplifiée, la connection table du routeur contiendra désormais cette ligne :</text:p>
      <text:p text:style-name="P4"/>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9">Private IP</text:p>
          </table:table-cell>
          <table:table-cell table:style-name="Tableau1.A1" office:value-type="string">
            <text:p text:style-name="P9">Private Port</text:p>
          </table:table-cell>
          <table:table-cell table:style-name="Tableau1.A1" office:value-type="string">
            <text:p text:style-name="P9">Public IP</text:p>
          </table:table-cell>
          <table:table-cell table:style-name="Tableau1.A1" office:value-type="string">
            <text:p text:style-name="P9">Public Port</text:p>
          </table:table-cell>
          <table:table-cell table:style-name="Tableau1.A1" office:value-type="string">
            <text:p text:style-name="P9">Remote</text:p>
          </table:table-cell>
          <table:table-cell table:style-name="Tableau1.F1" office:value-type="string">
            <text:p text:style-name="P9">Remote Port</text:p>
          </table:table-cell>
        </table:table-row>
        <table:table-row table:style-name="Tableau1.2">
          <table:table-cell table:style-name="Tableau1.A2" office:value-type="string">
            <text:p text:style-name="P9">10.1.1.10</text:p>
          </table:table-cell>
          <table:table-cell table:style-name="Tableau1.A2" office:value-type="string">
            <text:p text:style-name="P9">37641</text:p>
          </table:table-cell>
          <table:table-cell table:style-name="Tableau1.A2" office:value-type="string">
            <text:p text:style-name="P9">91.175.15.16</text:p>
          </table:table-cell>
          <table:table-cell table:style-name="Tableau1.A2" office:value-type="string">
            <text:p text:style-name="P9">59273</text:p>
          </table:table-cell>
          <table:table-cell table:style-name="Tableau1.A2" office:value-type="string">
            <text:p text:style-name="P9">72.14.204.147</text:p>
          </table:table-cell>
          <table:table-cell table:style-name="Tableau1.F2" office:value-type="string">
            <text:p text:style-name="P9">80</text:p>
          </table:table-cell>
        </table:table-row>
      </table:table>
      <text:p text:style-name="P4"/>
      <text:p text:style-name="P4">Le paquet est donc envoyé avec l'adresse IP 91.175.15.16 et le port source 59273. Google va envoyer sa réponse à cette adresse IP, et avec ce port. Le routeur regarde sa connection table, et transmet ce paquet à l'adresse IP privée 10.1.1.10, port 376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8M6S</meta:editing-duration>
    <meta:editing-cycles>8</meta:editing-cycles>
    <meta:generator>OpenOffice/4.1.5$Win32 OpenOffice.org_project/415m1$Build-9789</meta:generator>
    <dc:date>2020-11-30T22:33:57.14</dc:date>
    <meta:document-statistic meta:table-count="1" meta:image-count="6" meta:object-count="0" meta:page-count="7" meta:paragraph-count="65" meta:word-count="2276" meta:character-count="13572"/>
    <meta:user-defined meta:name="Info 1"/>
    <meta:user-defined meta:name="Info 2"/>
    <meta:user-defined meta:name="Info 3"/>
    <meta:user-defined meta:name="Info 4"/>
  </office:meta>
</office:document-meta>
</file>